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a6e0a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a6e0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a6e0a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officeooo:rsid="0021fb73" officeooo:paragraph-rsid="0021fb73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rsid="00249c71" officeooo:paragraph-rsid="00249c71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officeooo:rsid="002b7dd7" officeooo:paragraph-rsid="002b7dd7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rsid="0022b92e" officeooo:paragraph-rsid="0022b92e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officeooo:rsid="002bf6d9" officeooo:paragraph-rsid="002bf6d9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DejaVu Sans Condensed" officeooo:rsid="002bf6d9" officeooo:paragraph-rsid="002bf6d9"/>
    </style:style>
    <style:style style:name="T1" style:family="text">
      <style:text-properties style:font-name="DejaVu Sans Condensed" fo:font-weight="bold" officeooo:rsid="001e3921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85660" style:font-weight-asian="bold" style:font-weight-complex="bold"/>
    </style:style>
    <style:style style:name="T4" style:family="text">
      <style:text-properties style:font-name="DejaVu Sans Condensed" fo:font-weight="bold" officeooo:rsid="002a2b74" style:font-weight-asian="bold" style:font-weight-complex="bold"/>
    </style:style>
    <style:style style:name="T5" style:family="text">
      <style:text-properties officeooo:rsid="0035db3e"/>
    </style:style>
    <style:style style:name="T6" style:family="text">
      <style:text-properties officeooo:rsid="002b7dd7"/>
    </style:style>
    <style:style style:name="T7" style:family="text">
      <style:text-properties officeooo:rsid="00249c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5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B1" office:value-type="string">
            <text:p text:style-name="P3">3xx - Flight</text:p>
          </table:table-cell>
          <table:table-cell table:style-name="Table1.B1" office:value-type="string">
            <text:p text:style-name="P3">4xx - A2A</text:p>
          </table:table-cell>
          <table:table-cell table:style-name="Table1.B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4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5">There are three main Master Modes, plus <text:span text:style-name="T6">three</text:span> special modes. <text:s/>Main modes are: A-A, A-G, and NAV. Special modes are DGFT<text:span text:style-name="T6">, MSL,</text:span> and JETT<text:span text:style-name="T6">.</text:span></text:p>
          <text:list>
            <text:list-item>
              <text:p text:style-name="P6">DGFT is entered with Pinky Switch up. <text:s/>Pinky Switch press to return to your previous Master Mode.</text:p>
            </text:list-item>
            <text:list-item>
              <text:p text:style-name="P7">MSL is entered with the Pinky Switch down. <text:s/><text:span text:style-name="T7">Pinky Switch press to return to your previous Master Mode.</text:span></text:p>
            </text:list-item>
            <text:list-item>
              <text:p text:style-name="P7">Both DGFT and MSL modes save their own MFD layouts and selected weapons.</text:p>
            </text:list-item>
            <text:list-item>
              <text:p text:style-name="P6">JETT is entered when you go to the S-J page for jettisoning stores.</text:p>
            </text:list-item>
          </text:list>
        </text:list-item>
        <text:list-item>
          <text:p text:style-name="P8">A high pitched beeping noise plus a flashing light near the Fuel Selector Knob means you've flown over an airport beacon.</text:p>
        </text:list-item>
        <text:list-item>
          <text:p text:style-name="P9">CMS programs are from Raptor9, use in SEMI mode, trigger only when beaming</text:p>
        </text:list-item>
      </text:list>
      <text:list xml:id="list1604161538" text:style-name="L2">
        <text:list-item>
          <text:list>
            <text:list-item>
              <text:p text:style-name="P10">SA 3/6</text:p>
            </text:list-item>
            <text:list-item>
              <text:p text:style-name="P10">SA 2/8/10/15 and BVR</text:p>
            </text:list-item>
            <text:list-item>
              <text:p text:style-name="P10">Light coverage for attack run (set seconds using BQ)</text:p>
            </text:list-item>
            <text:list-item>
              <text:p text:style-name="P10">Heavy coverage for attack run (set seconds using BQ)</text:p>
            </text:list-item>
            <text:list-item>
              <text:p text:style-name="P10">ACM/Defensive Mix (slap button)</text:p>
            </text:list-item>
            <text:list-item>
              <text:p text:style-name="P10">Reactive IR for observed IR missile launches (CMS lef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27T22:30:24.632000000</dc:date>
    <meta:editing-duration>PT8H21M3S</meta:editing-duration>
    <meta:editing-cycles>31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20" meta:word-count="193" meta:character-count="1000" meta:non-whitespace-character-count="837"/>
  </office:meta>
</office:document-meta>
</file>